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officeooo:paragraph-rsid="00139b8b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9" style:family="paragraph" style:parent-style-name="Standard">
      <style:text-properties style:font-name="TimesNewRomanPSMT" fo:font-size="12pt" officeooo:paragraph-rsid="00102e8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NewRomanPSMT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NewRomanPSMT" fo:font-size="12pt" officeooo:paragraph-rsid="00102e88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NewRomanPSMT" fo:font-size="12pt" officeooo:paragraph-rsid="00102e88" style:font-size-asian="12pt" style:font-size-complex="12pt"/>
    </style:style>
    <style:style style:name="P13" style:family="paragraph" style:parent-style-name="Standard">
      <style:paragraph-properties fo:margin-left="0cm" fo:margin-right="-0.61cm" fo:text-indent="0cm" style:auto-text-indent="false">
        <style:tab-stops>
          <style:tab-stop style:position="0cm"/>
          <style:tab-stop style:position="4.514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4" style:family="paragraph" style:parent-style-name="Standard">
      <style:paragraph-properties fo:margin-left="1.27cm" fo:margin-right="-0.021cm" fo:text-align="justify" style:justify-single-word="false" fo:text-indent="-0.64cm" style:auto-text-indent="false"/>
      <style:text-properties style:font-name="TimesNewRomanPSMT" fo:font-size="12pt" style:font-size-asian="12pt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loext:opacity="100%" style:font-name="Arial1" fo:font-size="8pt" fo:font-weight="bold" style:font-size-asian="8pt" style:font-weight-asian="bold"/>
    </style:style>
    <style:style style:name="T2" style:family="text">
      <style:text-properties fo:color="#000000" loext:opacity="100%" style:font-name="Arial1" fo:font-size="8pt" fo:font-weight="normal" style:font-size-asian="8pt" style:font-weight-asian="normal"/>
    </style:style>
    <style:style style:name="T3" style:family="text">
      <style:text-properties fo:color="#000000" loext:opacity="100%" style:font-name="Arial1" fo:font-weight="normal" style:font-weight-asian="normal"/>
    </style:style>
    <style:style style:name="T4" style:family="text">
      <style:text-properties fo:color="#000000" loext:opacity="100%" style:font-name="Arial1" fo:font-size="10pt" fo:font-weight="normal" style:font-size-asian="10pt" style:font-weight-asian="normal"/>
    </style:style>
    <style:style style:name="T5" style:family="text">
      <style:text-properties fo:color="#000000" loext:opacity="100%" style:font-name="Arial1" fo:font-size="12pt" fo:font-weight="normal" style:font-size-asian="12pt" style:font-weight-asian="normal"/>
    </style:style>
    <style:style style:name="T6" style:family="text">
      <style:text-properties fo:color="#000000" loext:opacity="100%" style:font-name="Arial1" fo:font-size="12pt" fo:font-weight="bold" style:font-size-asian="12pt" style:font-weight-asian="bold" style:font-weight-complex="bold"/>
    </style:style>
    <style:style style:name="T7" style:family="text">
      <style:text-properties fo:color="#000000" loext:opacity="100%" style:font-name="Arial1" fo:font-size="12pt" fo:letter-spacing="normal" fo:font-weight="normal" style:letter-kerning="true" style:font-size-asian="12pt" style:font-weight-asian="normal"/>
    </style:style>
    <style:style style:name="T8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9" style:family="text">
      <style:text-properties fo:color="#000000" loext:opacity="100%" fo:font-size="12pt" fo:letter-spacing="normal" fo:font-weight="normal" style:letter-kerning="true" style:font-size-asian="12pt" style:font-weight-asian="normal"/>
    </style:style>
    <style:style style:name="T10" style:family="text">
      <style:text-properties fo:color="#000000" loext:opacity="100%" fo:font-size="12pt" fo:font-weight="normal" style:font-size-asian="12pt" style:font-weight-asian="normal"/>
    </style:style>
    <style:style style:name="T11" style:family="text">
      <style:text-properties fo:color="#000000" loext:opacity="100%" fo:font-size="12pt" fo:font-weight="bold" style:font-size-asian="12pt" style:font-weight-asian="bold" style:font-weight-complex="bold"/>
    </style:style>
    <style:style style:name="T12" style:family="text">
      <style:text-properties fo:color="#000000" loext:opacity="100%" style:font-name="ArialMT" fo:font-size="12pt" fo:font-weight="normal" style:font-size-asian="12pt" style:font-weight-asian="normal"/>
    </style:style>
    <style:style style:name="T13" style:family="text">
      <style:text-properties fo:color="#000000" loext:opacity="100%" style:font-name="Arial" fo:font-size="12pt" fo:font-weight="normal" style:font-size-asian="12pt" style:font-weight-asian="normal"/>
    </style:style>
    <style:style style:name="T14" style:family="text">
      <style:text-properties fo:color="#000000" loext:opacity="100%" fo:font-size="8pt" fo:font-weight="normal" style:font-size-asian="8pt" style:font-weight-asian="normal"/>
    </style:style>
    <style:style style:name="T15" style:family="text">
      <style:text-properties fo:color="#000000" loext:opacity="100%" fo:font-size="8pt" fo:font-weight="bold" style:font-size-asian="8pt" style:font-weight-asian="bold"/>
    </style:style>
    <style:style style:name="T16" style:family="text">
      <style:text-properties fo:color="#000000" loext:opacity="100%" fo:font-weight="normal" style:font-weight-asian="normal"/>
    </style:style>
    <style:style style:name="T17" style:family="text">
      <style:text-properties fo:color="#000000" loext:opacity="100%" fo:letter-spacing="normal" fo:font-weight="normal" style:letter-kerning="false" style:font-weight-asian="normal"/>
    </style:style>
    <style:style style:name="T18" style:family="text">
      <style:text-properties fo:color="#000000" loext:opacity="100%" fo:letter-spacing="normal" fo:font-weight="normal" style:letter-kerning="true" style:font-weight-asian="normal"/>
    </style:style>
    <style:style style:name="T19" style:family="text">
      <style:text-properties fo:color="#000000" loext:opacity="100%" fo:font-weight="bold" style:font-weight-asian="bold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rial"/>
    </style:style>
    <style:style style:name="T23" style:family="text">
      <style:text-properties style:font-name="Arial1" style:font-name-asian="Times New Roman" style:font-name-complex="Times New Roman"/>
    </style:style>
    <style:style style:name="T24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ICHIARAZIONE SOSTITUTIVA DELL’ATTO DI NOTORIETA’</text:p>
      <text:p text:style-name="P8">(Art. 47 D.P.R. n. 445 del 28/12/2000)</text:p>
      <text:p text:style-name="P1"/>
      <text:p text:style-name="P1"/>
      <text:p text:style-name="P9"><text:span text:style-name="T17">I</text:span>o sottoscritt{%= @oa %} <text:span text:style-name="T21">{%= @persona.nome %} {%= @persona.cognome %}</text:span>, codice fiscale <text:span text:style-name="T21">{%= @persona.codice_fiscale %}</text:span>,</text:p>
      <text:p text:style-name="P9">nat{%= @oa%} a <text:span text:style-name="T21">{%= @persona.comune_nascita %}</text:span> il <text:span text:style-name="T21">{%= @persona.data_nascita.lformat(:short) %}</text:span>, </text:p>
      <text:p text:style-name="P12"><text:span text:style-name="T16">residente a </text:span><text:span text:style-name="T20">{%= @persona.indirizzo_residenza.comune %}</text:span><text:span text:style-name="T16"> in </text:span><text:span text:style-name="T20">{%= @persona.indirizzo_residenza.to_s %}</text:span><text:span text:style-name="T18">,</text:span></text:p>
      <text:p text:style-name="P2">consapevole delle sanzioni penali previste dell’art. 76 del D.P.R: 445/2000, nel caso di mendaci dichiarazioni, falsità negli atti, uso <text:s/>o esibizione di atti o contenenti dati non più rispondenti a verità,</text:p>
      <text:p text:style-name="P5"/>
      <text:p text:style-name="P8">DICHIARO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/>
      <text:p text:style-name="P11"><text:span text:style-name="T16">Addì {%= @data %}</text:span></text:p>
      <text:p text:style-name="P7"><text:tab/>IL DICHIARANTE<text:tab/></text:p>
      <text:p text:style-name="P4"><text:tab/>_________________</text:p>
      <text:p text:style-name="P5"/>
      <text:p text:style-name="P3"><text:span text:style-name="T24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2"/>
      <text:p text:style-name="P11"><text:span text:style-name="T16">Addì {%= @data %}</text:span></text:p>
      <text:p text:style-name="P2"/>
      <text:p text:style-name="P13"/>
      <text:p text:style-name="P7"><text:tab/>IL DICHIARANTE<text:tab/></text:p>
      <text:p text:style-name="P4"><text:tab/>_________________</text:p>
      <text:p text:style-name="P2">_________________</text:p>
      <text:p text:style-name="P10"><text:span text:style-name="T16">La presente dichiarazione da trasmettere ad organi della Pubblica Amministrazione e </text:span><text:span text:style-name="T19">non per la riscossione di benefici economici</text:span><text:span text:style-name="T16"> può essere:</text:span></text:p>
      <text:p text:style-name="P14"><text:span text:style-name="T16">a.<text:tab/>firmata in presenza del dipendente addetto a riceverla</text:span></text:p>
      <text:p text:style-name="P14"><text:span text:style-name="T16">b.<text:tab/>trasmessa via posta, fax o via telematica con allegata carta di identità se trasmessa a organi della Pubblica amministrazion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                    DICHIARAZIONE SOSTITUTIVA DELL’ATTO DI NOTORIETA’</dc:title>
    <meta:generator>LibreOffice/7.0.3.1$Windows_X86_64 LibreOffice_project/d7547858d014d4cf69878db179d326fc3483e082</meta:generator>
    <meta:creation-date>2015-09-29T13:56:01.853998000</meta:creation-date>
    <meta:editing-cycles>4</meta:editing-cycles>
    <meta:editing-duration>PT5M52S</meta:editing-duration>
    <dc:date>2020-11-12T21:08:34.824000000</dc:date>
    <meta:document-statistic meta:table-count="0" meta:image-count="0" meta:object-count="0" meta:page-count="1" meta:paragraph-count="26" meta:word-count="228" meta:character-count="2134" meta:non-whitespace-character-count="1923"/>
  </office:meta>
</office:document-meta>
</file>